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74eca" officeooo:paragraph-rsid="00174eca"/>
    </style:style>
    <style:style style:name="P2" style:family="paragraph" style:parent-style-name="Standard">
      <style:paragraph-properties fo:text-align="start" style:justify-single-word="false"/>
      <style:text-properties style:text-underline-style="none" fo:font-weight="bold" officeooo:rsid="00174eca" officeooo:paragraph-rsid="00174eca" style:font-weight-asian="bold" style:font-weight-complex="bold"/>
    </style:style>
    <style:style style:name="P3" style:family="paragraph" style:parent-style-name="Standard">
      <style:paragraph-properties fo:text-align="start" style:justify-single-word="false"/>
      <style:text-properties style:text-underline-style="none" fo:font-weight="bold" officeooo:rsid="0017ec3b" officeooo:paragraph-rsid="0017ec3b" style:font-weight-asian="bold" style:font-weight-complex="bold"/>
    </style:style>
    <style:style style:name="P4" style:family="paragraph" style:parent-style-name="Standard">
      <style:paragraph-properties fo:text-align="start" style:justify-single-word="false"/>
      <style:text-properties style:text-underline-style="none" fo:font-weight="normal" officeooo:rsid="00174eca" officeooo:paragraph-rsid="00174eca"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ec3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HICLE LEASE AGREEMENT</text:p>
      <text:p text:style-name="P1"/>
      <text:p text:style-name="P2">PARTIES</text:p>
      <text:p text:style-name="P2"/>
      <text:p text:style-name="P4">- <text:s/>This vehicle lease agreement is entered into on ____________________ , by and between, _______________________ with an address of ____________________ and ____________________ with an address of _______________________.</text:p>
      <text:p text:style-name="P4"/>
      <text:p text:style-name="P4">- Whereas the parties agree that this agreement is solely a lease only agreement and that the lessee will not be entitled to any other interest other than the use of the vehicle.</text:p>
      <text:p text:style-name="P4"/>
      <text:p text:style-name="P2">VEHICLE SPECIFICATIONS</text:p>
      <text:p text:style-name="P2"/>
      <text:p text:style-name="P4">Make ___________________</text:p>
      <text:p text:style-name="P4">Model___________________</text:p>
      <text:p text:style-name="P4">Color____________________</text:p>
      <text:p text:style-name="P4">Vin _____________________</text:p>
      <text:p text:style-name="P4"/>
      <text:p text:style-name="P2">PAYMENT</text:p>
      <text:p text:style-name="P2"/>
      <text:p text:style-name="P2">-<text:span text:style-name="T1">The parties agree the Lessee will pay an amount equivalent to the entire cost of ownership including and not limited to: all payments including all principle and interest, all maintenance cost, cost of insurance, and any deductibles or cost for damage not covered by insurance that may arise while this agreement is in place. </text:span></text:p>
      <text:p text:style-name="P2"><text:span text:style-name="T1"/></text:p>
      <text:p text:style-name="P2">USAGE</text:p>
      <text:p text:style-name="P2"/>
      <text:p text:style-name="P2">-<text:span text:style-name="T1">The parties </text:span><text:span text:style-name="T2">agree there will be no limit on the usage of this vehicle for business or personal use. </text:span></text:p>
      <text:p text:style-name="P2"><text:span text:style-name="T2"/></text:p>
      <text:p text:style-name="P3">LIABILITY </text:p>
      <text:p text:style-name="P3"/>
      <text:p text:style-name="P3">-<text:span text:style-name="T1">Under no circumstance will the lessor be liable for any indirect, special, consequential, or punitive damages arising out of or relevant to this agreement or the transaction this agreement contemplates.</text:span></text:p>
      <text:p text:style-name="P3"><text:span text:style-name="T1"/></text:p>
      <text:p text:style-name="P3">GOVERNING LAW</text:p>
      <text:p text:style-name="P3"/>
      <text:p text:style-name="P3">-<text:span text:style-name="T1">This agreement will be governed by and construed according to the laws of Pennsylvania.</text:span></text:p>
      <text:p text:style-name="P3"><text:span text:style-name="T1"/></text:p>
      <text:p text:style-name="P3">SIGNATURE AND DATE</text:p>
      <text:p text:style-name="P3"/>
      <text:p text:style-name="P3">-<text:span text:style-name="T1">The parties hereby agree to the terms and conditions set forth in this agreement and such demonstrated <text:s/>through their signature below: </text:span></text:p>
      <text:p text:style-name="P3"><text:span text:style-name="T1"/></text:p>
      <text:p text:style-name="P3"><text:span text:style-name="T1"><text:tab/><text:tab/>LESSOR<text:tab/><text:tab/><text:tab/><text:tab/><text:tab/><text:tab/>LESSEE</text:span></text:p>
      <text:p text:style-name="P3"><text:span text:style-name="T1"/></text:p>
      <text:p text:style-name="P3"><text:span text:style-name="T1">_____________________________<text:tab/><text:tab/><text:tab/><text:tab/><text:tab/>____________________________</text:span></text:p>
      <text:p text:style-name="P3"><text:span text:style-name="T1"/></text:p>
      <text:p text:style-name="P3"><text:span text:style-name="T1"><text:tab/><text:tab/>DATE<text:tab/><text:tab/><text:tab/><text:tab/><text:tab/><text:tab/><text:tab/>DATE</text:span></text:p>
      <text:p text:style-name="P3"><text:span text:style-name="T1">______________________________<text:tab/><text:tab/><text:tab/><text:tab/>______________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06:26:56.549334615</meta:creation-date>
    <dc:date>2024-05-13T06:49:20.105673851</dc:date>
    <meta:editing-duration>PT13S</meta:editing-duration>
    <meta:editing-cycles>1</meta:editing-cycles>
    <meta:generator>LibreOffice/7.3.7.2$Linux_X86_64 LibreOffice_project/30$Build-2</meta:generator>
    <meta:document-statistic meta:table-count="0" meta:image-count="0" meta:object-count="0" meta:page-count="1" meta:paragraph-count="23" meta:word-count="226" meta:character-count="1620" meta:non-whitespace-character-count="1389"/>
  </office:meta>
</office:document-meta>
</file>